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2C72BB412A259A586FD.png" manifest:media-type="image/png"/>
  <manifest:file-entry manifest:full-path="Pictures/100000000000035D0000020B36959222E19189F9.png" manifest:media-type="image/png"/>
  <manifest:file-entry manifest:full-path="Pictures/100000000000038000000238C65BA34D8364DFEE.png" manifest:media-type="image/png"/>
  <manifest:file-entry manifest:full-path="Pictures/10000000000002B8000001D968AE76BA483F558D.png" manifest:media-type="image/png"/>
  <manifest:file-entry manifest:full-path="Pictures/10000000000003D3000002399D10A586600EC2DC.png" manifest:media-type="image/png"/>
  <manifest:file-entry manifest:full-path="Pictures/10000000000002E100000267FA6C661D692846FC.png" manifest:media-type="image/png"/>
  <manifest:file-entry manifest:full-path="Pictures/10000000000003310000030E1F1EE3C5445459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justify" draw:textarea-vertical-align="middle" draw:auto-grow-height="false" fo:min-height="0.6cm" fo:min-width="17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-0.074cm" svg:y="0cm" svg:width="8.331cm" svg:height="7.223cm" draw:z-index="0"><draw:image xlink:href="Pictures/1000000000000334000002C72BB412A259A586FD.png" xlink:type="simple" xlink:show="embed" xlink:actuate="onLoad" draw:mime-type="image/png"/></draw:frame><draw:frame draw:style-name="fr1" draw:name="Imagen2" text:anchor-type="paragraph" svg:x="8.775cm" svg:y="0cm" svg:width="8.747cm" svg:height="5.313cm" draw:z-index="1"><draw:image xlink:href="Pictures/100000000000035D0000020B36959222E19189F9.png" xlink:type="simple" xlink:show="embed" xlink:actuate="onLoad" draw:mime-type="image/png"/></draw:frame><draw:frame draw:style-name="fr1" draw:name="Imagen3" text:anchor-type="paragraph" svg:x="10.479cm" svg:y="12.039cm" svg:width="7.071cm" svg:height="4.807cm" draw:z-index="2"><draw:image xlink:href="Pictures/10000000000002B8000001D968AE76BA483F558D.png" xlink:type="simple" xlink:show="embed" xlink:actuate="onLoad" draw:mime-type="image/png"/></draw:frame><draw:frame draw:style-name="fr1" draw:name="Imagen4" text:anchor-type="paragraph" svg:x="7.535cm" svg:y="17.325cm" svg:width="9.945cm" svg:height="5.78cm" draw:z-index="3"><draw:image xlink:href="Pictures/10000000000003D3000002399D10A586600EC2DC.png" xlink:type="simple" xlink:show="embed" xlink:actuate="onLoad" draw:mime-type="image/png"/></draw:frame><draw:frame draw:style-name="fr1" draw:name="Imagen5" text:anchor-type="paragraph" svg:x="-0.034cm" svg:y="15.161cm" svg:width="8.299cm" svg:height="7.945cm" draw:z-index="4"><draw:image xlink:href="Pictures/10000000000003310000030E1F1EE3C54454598E.png" xlink:type="simple" xlink:show="embed" xlink:actuate="onLoad" draw:mime-type="image/png"/></draw:frame><draw:frame draw:style-name="fr1" draw:name="Imagen6" text:anchor-type="paragraph" svg:x="8.468cm" svg:y="5.874cm" svg:width="9.103cm" svg:height="5.77cm" draw:z-index="5"><draw:image xlink:href="Pictures/100000000000038000000238C65BA34D8364DFEE.png" xlink:type="simple" xlink:show="embed" xlink:actuate="onLoad" draw:mime-type="image/png"/></draw:frame><draw:frame draw:style-name="fr1" draw:name="Imagen7" text:anchor-type="paragraph" svg:x="-0.034cm" svg:y="7.803cm" svg:width="7.488cm" svg:height="6.248cm" draw:z-index="6"><draw:image xlink:href="Pictures/10000000000002E100000267FA6C661D692846FC.png" xlink:type="simple" xlink:show="embed" xlink:actuate="onLoad" draw:mime-type="image/png"/></draw:frame><draw:custom-shape text:anchor-type="paragraph" draw:z-index="7" draw:name="Forma 1" draw:style-name="gr1" draw:text-style-name="P2" svg:width="17.573cm" svg:height="0.664cm" svg:x="0.011cm" svg:y="23.878cm"><text:p text:style-name="P1"><text:span text:style-name="T1">Licencia CC BY-SA 4.0 <text:s text:c="4"/>www.picuino.co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7.2$Windows_X86_64 LibreOffice_project/723314e595e8007d3cf785c16538505a1c878ca5</meta:generator>
    <dc:date>2023-11-03T18:23:28.143000000</dc:date>
    <meta:editing-duration>PT7M52S</meta:editing-duration>
    <meta:editing-cycles>3</meta:editing-cycles>
    <meta:document-statistic meta:table-count="0" meta:image-count="7" meta:object-count="0" meta:page-count="1" meta:paragraph-count="0" meta:word-count="0" meta:character-count="0" meta:non-whitespace-character-count="0"/>
  </office:meta>
</office:document-meta>
</file>